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text-indent="0cm" style:auto-text-indent="false"/>
      <style:text-properties fo:color="#000000" style:font-name="Arial" fo:font-size="11pt" style:text-underline-style="none" fo:font-weight="normal" style:font-name-asian="Monospace" style:font-size-asian="11pt" style:font-weight-asian="normal" style:font-name-complex="Monospace" style:font-size-complex="11pt" style:font-weight-complex="normal"/>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1pt" style:text-underline-style="none" fo:font-weight="normal" style:font-name-asian="Monospace" style:font-size-asian="11pt" style:font-weight-asian="normal" style:font-name-complex="Monospace" style:font-size-complex="11pt" style:font-weight-complex="normal"/>
    </style:style>
    <style:style style:name="P3" style:family="paragraph" style:parent-style-name="Standard">
      <style:paragraph-properties fo:margin-left="0cm" fo:margin-right="0cm" fo:margin-top="0cm" fo:margin-bottom="0cm" fo:text-indent="0cm" style:auto-text-indent="false"/>
      <style:text-properties fo:color="#000000" style:font-name="Arial" fo:font-size="11pt" style:text-underline-style="none" fo:font-weight="normal" style:font-size-asian="11pt" style:font-weight-asian="normal" style:font-size-complex="11pt" style:font-weight-complex="normal"/>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1pt" style:text-underline-style="none" fo:font-weight="normal" style:font-size-asian="11pt" style:font-weight-asian="normal" style:font-size-complex="11pt" style:font-weight-complex="normal"/>
    </style:style>
    <style:style style:name="P5" style:family="paragraph" style:parent-style-name="Text_20_body" style:list-style-name="L1">
      <style:paragraph-properties fo:margin-top="0cm" fo:margin-bottom="0cm"/>
    </style:style>
    <style:style style:name="P6" style:family="paragraph" style:parent-style-name="Text_20_body">
      <style:paragraph-properties fo:margin-top="0cm" fo:margin-bottom="0cm"/>
      <style:text-properties fo:color="#000000" style:font-name="Arial" fo:font-size="11pt" style:text-underline-style="none" fo:font-weight="normal" style:font-size-asian="11pt" style:font-weight-asian="normal" style:font-size-complex="11pt" style:font-weight-complex="normal"/>
    </style:style>
    <style:style style:name="P7" style:family="paragraph" style:parent-style-name="Text_20_body" style:list-style-name="L1">
      <style:paragraph-properties fo:margin-top="0cm" fo:margin-bottom="0cm"/>
      <style:text-properties fo:color="#000000" style:font-name="Arial" fo:font-size="11pt" style:text-underline-style="none" fo:font-weight="normal" style:font-size-asian="11pt" style:font-weight-asian="normal" style:font-size-complex="11pt" style:font-weight-complex="normal"/>
    </style:style>
    <style:style style:name="P8" style:family="paragraph" style:parent-style-name="Heading_20_2">
      <style:paragraph-properties fo:margin-top="0cm" fo:margin-bottom="0cm"/>
      <style:text-properties fo:color="#000000" style:font-name="Arial" fo:font-size="11pt" style:text-underline-style="none" fo:font-weight="normal" style:font-size-asian="11pt" style:font-weight-asian="normal" style:font-size-complex="11pt" style:font-weight-complex="normal"/>
    </style:style>
    <style:style style:name="P9" style:family="paragraph" style:parent-style-name="Heading_20_2">
      <style:paragraph-properties fo:margin-top="0cm" fo:margin-bottom="0cm"/>
      <style:text-properties fo:color="#000000" style:font-name="Arial" fo:font-size="11pt" style:text-underline-style="none" fo:font-weight="bold" style:font-size-asian="11pt" style:font-weight-asian="bold" style:font-size-complex="11pt" style:font-weight-complex="bold"/>
    </style:style>
    <style:style style:name="P10" style:family="paragraph" style:parent-style-name="Text">
      <style:paragraph-properties fo:margin-left="0cm" fo:margin-right="0cm" fo:margin-top="0cm" fo:margin-bottom="0cm" fo:text-indent="0cm" style:auto-text-indent="false"/>
      <style:text-properties fo:color="#000000" style:font-name="Arial" fo:font-size="11pt" style:text-underline-style="none" fo:font-weight="normal" fo:background-color="transparent" style:font-size-asian="11pt" style:font-weight-asian="normal" style:font-size-complex="11pt" style:font-weight-complex="normal"/>
    </style:style>
    <style:style style:name="P11" style:family="paragraph" style:parent-style-name="Text">
      <style:paragraph-properties fo:margin-left="0cm" fo:margin-right="0cm" fo:margin-top="0cm" fo:margin-bottom="0cm" fo:text-indent="0cm" style:auto-text-indent="false"/>
      <style:text-properties fo:color="#000000" style:font-name="Arial" fo:font-size="11pt" style:text-underline-style="none" fo:font-weight="normal" fo:background-color="transparent" style:font-name-asian="Monospace" style:font-size-asian="11pt" style:font-weight-asian="normal" style:font-name-complex="Monospace" style:font-size-complex="11pt" style:font-weight-complex="normal"/>
    </style:style>
    <style:style style:name="P12" style:family="paragraph" style:parent-style-name="Text">
      <style:paragraph-properties fo:margin-left="0cm" fo:margin-right="0cm" fo:margin-top="0cm" fo:margin-bottom="0cm" fo:text-align="start" style:justify-single-word="false" fo:text-indent="0cm" style:auto-text-indent="false" style:text-autospace="none"/>
      <style:text-properties fo:color="#000000" style:font-name="Arial" fo:font-size="11pt" style:text-underline-style="none" fo:font-weight="normal" fo:background-color="transparent" style:font-name-asian="Monospace" style:font-size-asian="11pt" style:font-weight-asian="normal" style:font-name-complex="Monospace" style:font-size-complex="11pt" style:font-weight-complex="normal"/>
    </style:style>
    <style:style style:name="P13" style:family="paragraph" style:parent-style-name="Text">
      <style:paragraph-properties fo:margin-left="0cm" fo:margin-right="0cm" fo:margin-top="0cm" fo:margin-bottom="0cm" fo:text-indent="0cm" style:auto-text-indent="false"/>
      <style:text-properties fo:color="#000000" style:font-name="Arial" fo:font-size="11pt" style:text-underline-style="none" fo:font-weight="normal" style:font-size-asian="11pt" style:font-weight-asian="normal" style:font-size-complex="11pt" style:font-weight-complex="normal"/>
    </style:style>
    <style:style style:name="P14" style:family="paragraph" style:parent-style-name="Text">
      <style:paragraph-properties fo:margin-top="0cm" fo:margin-bottom="0cm"/>
      <style:text-properties fo:color="#000000" style:font-name="Arial" fo:font-size="11pt" style:text-underline-style="none"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style:text-underline-style="none" fo:background-color="transparent" style:font-name-asian="Monospace" style:font-size-asian="10pt" style:font-name-complex="Monospace" style:font-size-complex="10pt"/>
    </style:style>
    <style:style style:name="T6" style:family="text">
      <style:text-properties fo:color="#000000" fo:font-size="10pt" style:text-underline-style="none" fo:background-color="transparent" style:font-name-asian="Monospace" style:font-size-asian="10pt" style:font-name-complex="Monospace" style:font-size-complex="10pt"/>
    </style:style>
    <style:style style:name="T7" style:family="text">
      <style:text-properties fo:color="#000000" fo:font-size="10pt" style:font-name-asian="Monospace" style:font-size-asian="10pt" style:font-name-complex="Monospace" style:font-size-complex="10pt"/>
    </style:style>
    <style:style style:name="T8" style:family="text">
      <style:text-properties fo:color="#000000" style:text-underline-style="none" fo:background-color="transparent" style:font-name-asian="Monospace" style:font-name-complex="Monospace"/>
    </style:style>
    <style:style style:name="T9" style:family="text">
      <style:text-properties fo:color="#000000" style:font-name-asian="Monospace" style:font-name-complex="Monospace"/>
    </style:style>
    <style:style style:name="T10" style:family="text">
      <style:text-properties fo:color="#000000" fo:background-color="transparent" style:font-name-asian="Monospace" style:font-name-complex="Monospace"/>
    </style:style>
    <style:style style:name="T11" style:family="text">
      <style:text-properties fo:color="#000000" style:font-name="Arial" fo:font-size="11pt" style:text-underline-style="none" fo:font-weight="normal" style:font-size-asian="11pt" style:font-weight-asian="normal" style:font-size-complex="11pt" style:font-weight-complex="normal"/>
    </style:style>
    <style:style style:name="T12" style:family="text">
      <style:text-properties fo:color="#3f7f5f"/>
    </style:style>
    <style:style style:name="T13" style:family="text">
      <style:text-properties fo:color="#3f7f5f" style:text-underline-style="solid" style:text-underline-width="auto" style:text-underline-color="font-color"/>
    </style:style>
    <style:style style:name="T14" style:family="text">
      <style:text-properties fo:color="#3f7f5f" style:text-underline-style="solid" style:text-underline-width="auto" style:text-underline-color="font-color" style:font-name-asian="Monospace" style:font-name-complex="Monospace"/>
    </style:style>
    <style:style style:name="T15" style:family="text">
      <style:text-properties fo:color="#3f7f5f" style:font-name="Monospace" fo:font-size="10pt" style:font-name-asian="Monospace" style:font-size-asian="10pt" style:font-name-complex="Monospace" style:font-size-complex="10pt"/>
    </style:style>
    <style:style style:name="T16"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17" style:family="text">
      <style:text-properties fo:color="#3f7f5f" fo:font-size="10pt" style:text-underline-style="solid" style:text-underline-width="auto" style:text-underline-color="font-color" style:font-name-asian="Monospace" style:font-size-asian="10pt" style:font-name-complex="Monospace" style:font-size-complex="10pt"/>
    </style:style>
    <style:style style:name="T18" style:family="text">
      <style:text-properties fo:color="#3f7f5f" fo:font-size="10pt" style:font-name-asian="Monospace" style:font-size-asian="10pt" style:font-name-complex="Monospace" style:font-size-complex="10pt"/>
    </style:style>
    <style:style style:name="T19" style:family="text">
      <style:text-properties fo:color="#3f7f5f" style:font-name-asian="Monospace" style:font-name-complex="Monospace"/>
    </style:style>
    <style:style style:name="T20" style:family="text">
      <style:text-properties style:font-name="Monospace" fo:font-size="10pt" style:font-name-asian="Monospace" style:font-size-asian="10pt" style:font-name-complex="Monospace" style:font-size-complex="10pt"/>
    </style:style>
    <style:style style:name="T21" style:family="text">
      <style:text-properties fo:font-size="10pt" style:font-name-asian="Monospace" style:font-size-asian="10pt" style:font-name-complex="Monospace" style:font-size-complex="10pt"/>
    </style:style>
    <style:style style:name="T22" style:family="text">
      <style:text-properties style:font-name-asian="Monospace" style:font-name-complex="Monospace"/>
    </style:style>
    <style:style style:name="T23" style:family="text">
      <style:text-properties fo:background-color="transparent" style:font-name-asian="Monospace" style:font-name-complex="Monospace"/>
    </style:style>
    <style:style style:name="T24" style:family="text">
      <style:text-properties style:font-name="Arial"/>
    </style:style>
    <style:style style:name="T25" style:family="text">
      <style:text-properties style:font-name="Arial" fo:font-size="11pt" style:font-size-asian="11pt" style:font-size-complex="11pt"/>
    </style:style>
    <style:style style:name="T26" style:family="text">
      <style:text-properties style:font-name="Arial" fo:font-size="11pt" style:text-underline-style="solid" style:text-underline-width="auto" style:text-underline-color="font-color" style:font-size-asian="11pt" style:font-size-complex="11pt"/>
    </style:style>
    <style:style style:name="T27" style:family="text">
      <style:text-properties style:font-name="Arial" fo:font-size="11pt" style:text-underline-style="none" style:font-size-asian="11pt" style:font-size-complex="11pt"/>
    </style:style>
    <style:style style:name="T28" style:family="text">
      <style:text-properties style:font-name="Arial" fo:font-size="11pt" style:text-underline-style="none" fo:font-weight="bold" style:font-size-asian="11pt" style:font-weight-asian="bold" style:font-size-complex="11pt" style:font-weight-complex="bold"/>
    </style:style>
    <style:style style:name="T29" style:family="text">
      <style:text-properties style:font-name="Arial" fo:font-size="11pt" style:text-underline-style="none" fo:font-weight="normal" style:font-size-asian="11pt" style:font-weight-asian="normal" style:font-size-complex="11pt"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Documentacion Tecnica</text:h>
      <text:list xml:id="list1239945975" text:style-name="L1">
        <text:list-item>
          <text:p text:style-name="P5"><text:span text:style-name="Strong_20_Emphasis"><text:span text:style-name="T11">Requerimientos de software (*)</text:span></text:span><text:span text:style-name="T11"><text:line-break/>OS, bibliotecas y herramientas necesarias para </text:span><text:span text:style-name="Strong_20_Emphasis"><text:span text:style-name="T11">compilar</text:span></text:span><text:span text:style-name="T11">, </text:span><text:span text:style-name="Strong_20_Emphasis"><text:span text:style-name="T11">desarrollar</text:span></text:span><text:span text:style-name="T11">, </text:span><text:span text:style-name="Strong_20_Emphasis"><text:span text:style-name="T11">probar</text:span></text:span><text:span text:style-name="T11"> y </text:span><text:span text:style-name="Strong_20_Emphasis"><text:span text:style-name="T11">depurar</text:span></text:span><text:span text:style-name="T11"> el programa </text:span></text:p>
        </text:list-item>
        <text:list-item>
          <text:p text:style-name="P5"><text:span text:style-name="Strong_20_Emphasis"><text:span text:style-name="T11">Descripción general (*)</text:span></text:span><text:span text:style-name="T11"><text:line-break/>Arquitectura general del proyecto, qué módulos tiene, etcétera. </text:span></text:p>
        </text:list-item>
        <text:list-item>
          <text:p text:style-name="P5"><text:span text:style-name="Strong_20_Emphasis"><text:span text:style-name="T11">Módulo N (*)</text:span></text:span><text:span text:style-name="T11"><text:line-break/>Una sección por módulo, que puede ser una aplicación, explicando más en detalle los ítems a continuación </text:span></text:p>
          <text:list>
            <text:list-item>
              <text:p text:style-name="P5"><text:span text:style-name="Strong_20_Emphasis"><text:span text:style-name="T11">Descripción general</text:span></text:span><text:span text:style-name="T11"> </text:span></text:p>
            </text:list-item>
            <text:list-item>
              <text:p text:style-name="P5"><text:span text:style-name="Strong_20_Emphasis"><text:span text:style-name="T11">Clases</text:span></text:span><text:span text:style-name="T11"><text:line-break/>Breve descripción de cada una que incluya responsabilidad y métodos principales, como mínimo </text:span></text:p>
            </text:list-item>
            <text:list-item>
              <text:p text:style-name="P5"><text:span text:style-name="Strong_20_Emphasis"><text:span text:style-name="T11">Diagramas UML</text:span></text:span><text:span text:style-name="T11"><text:line-break/>De clases como mínimo, en lo posible diagramas de secuencia para operaciones más complejas </text:span></text:p>
            </text:list-item>
            <text:list-item>
              <text:p text:style-name="P5"><text:span text:style-name="Strong_20_Emphasis"><text:span text:style-name="T11">Descripción de archivos y protocolos</text:span></text:span><text:span text:style-name="T11"><text:line-break/>Formato de archivos y protocolos de red utilizados, si son compartidos por varias aplicaciones pueden ponerlo en una sección aparte de este manual y hacer referencia a esa sección en cada módulo que lo use </text:span></text:p>
            </text:list-item>
          </text:list>
        </text:list-item>
        <text:list-item>
          <text:p text:style-name="P5"><text:span text:style-name="Strong_20_Emphasis"><text:span text:style-name="T11">Programas intermedios y de prueba</text:span></text:span><text:span text:style-name="T11"><text:line-break/>Programas ‘intermedios’ que hayan usado para probar porciones del tp </text:span></text:p>
        </text:list-item>
        <text:list-item>
          <text:p text:style-name="P5"><text:span text:style-name="Strong_20_Emphasis"><text:span text:style-name="T11">Código Fuente (*)</text:span></text:span><text:span text:style-name="T11"><text:line-break/>Código fuente documentado e impreso con las siguientes características: </text:span></text:p>
          <text:list>
            <text:list-item>
              <text:p text:style-name="P5"><text:span text:style-name="T11">Letra </text:span><text:span text:style-name="Teletype"><text:span text:style-name="T11">monoespaciada</text:span></text:span><text:span text:style-name="T11"> de tamaño más bien chico (10 pts aproximadamente) </text:span></text:p>
            </text:list-item>
            <text:list-item>
              <text:p text:style-name="P7">Organizado (por módulo, alfabéticamente u otra forma que crea conveniente) </text:p>
            </text:list-item>
            <text:list-item>
              <text:p text:style-name="P7">Encabezados o pie de página que identifique al archivo impreso. </text:p>
            </text:list-item>
            <text:list-item>
              <text:p text:style-name="P7">Encabezados o pie de página con número de página. </text:p>
            </text:list-item>
            <text:list-item>
              <text:p text:style-name="P7">Índice (ya sea global o por módulo, que diga cada archivo en qué página está impreso) </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Requerimientos de software (1)</text:p>
      <text:p text:style-name="P6">Sistema Operativo: linux</text:p>
      <text:p text:style-name="P6">Bibliotecas utilizadas:</text:p>
      <text:p text:style-name="P13"><text:tab/>gtkmm y glademm para la interfaz gráfica.</text:p>
      <text:p text:style-name="P14">libXml2 para el manejo del XML.</text:p>
      <text:p text:style-name="P6">Herramientas necesarias para compilar: m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Descripcion general (2)</text:p>
      <text:p text:style-name="P6"/>
      <text:p text:style-name="P13">Los distintos módulos con los que cuenta la aplicación son:</text:p>
      <text:p text:style-name="P13"/>
      <text:p text:style-name="P13">Modelo: es el módulo central de la aplicación, permite crear archivos en formato postscript.</text:p>
      <text:p text:style-name="P13">Editor: se encarga de la interfaz gráfica, permite crear y editar plantillas.</text:p>
      <text:p text:style-name="P13">Servidor: es el que realiza el servicio SOAP/HTTP.</text:p>
      <text:p text:style-name="P13"/>
      <text:p text:style-name="P13">Modulos (3)</text:p>
      <text:p text:style-name="P13"/>
      <text:p text:style-name="P13">Modulo Modelo</text:p>
      <text:p text:style-name="P13"/>
      <text:p text:style-name="P13">Clases:</text:p>
      <text:p text:style-name="P13"/>
      <text:p text:style-name="P13">Calculo: clase que hereda de texto y contiene los atributos necesarios para dibujarse en postscript.</text:p>
      <text:p text:style-name="P13"/>
      <text:p text:style-name="P13">Contiene la clase XmlNodo para manejar la persistencia</text:p>
      <text:p text:style-name="P13">Esta clase es la encargada de realizar la carga de los elementos del calculo en una lista.</text:p>
      <text:p text:style-name="P13">Recibe un string que contiene el calculo, parsea la cuenta para que pueda realizar en notacion polaca inversa, que es lo que maneja postscript y luego carga los operandos y operadores de esa forma en una lista.</text:p>
      <text:p text:style-name="P13">Por ejemplo recibe "5 + ((1 + 2) * 4) - 3" y carga en la lista "5 1 2 + 4 * 3 - +"</text:p>
      <text:p text:style-name="P13"/>
      <text:p text:style-name="P13">metodos principales:</text:p>
      <text:p text:style-name="P13"/>
      <text:p text:style-name="P1">agregarElemento: agrega un elemento de calculo a la lista</text:p>
      <text:p text:style-name="P1">obtenerElementos: recibe el string con el calculo a realizar, lo parsea y carga la lista de elementos. Devuelve true en el caso de que no hubo errores</text:p>
      <text:p text:style-name="P1">reiniciarConteo: reinicia la lista de elementos de calculo</text:p>
      <text:p text:style-name="P1">cantidadCorrecta: revisa si la cantidad de operandos y la operadores es valida para realizar el calculo. Devuelve true en caso correcto.</text:p>
      <text:p text:style-name="P1">Accept: metodo utilizado para dibujar en postscript con el patron visitor</text:p>
      <text:p text:style-name="P1"/>
      <text:p text:style-name="P1">Metodos para la persistencia:</text:p>
      <text:p text:style-name="P1"/>
      <text:p text:style-name="P1">toXml: devuelve un xml que contene todos los atributos del calculo</text:p>
      <text:p text:style-name="P3"/>
      <text:p text:style-name="P13">Utiliza la clase: </text:p>
      <text:p text:style-name="P13">ParseadorRPN: clase en encargada de parsear el calculo a notacion polaca inversa.</text:p>
      <text:p text:style-name="P13">Metodo principal</text:p>
      <text:p text:style-name="P10">shuntingYard: recibe el string del calculo y lo parsea a notacion polaca inversa</text:p>
      <text:p text:style-name="P10"/>
      <text:p text:style-name="P10">Columna: representa una columna que contiene un encabezado (texto fijo), luego una celda cuerpo donde puede ir cualquier tipo de texto ( fijo, variable o calculo )<text:span text:style-name="T22"> y por ultimo contiene una lista de textos adicionales.</text:span></text:p>
      <text:p text:style-name="P11">Contiene la clase XmlNodo para manejar la persistencia</text:p>
      <text:p text:style-name="P11">Metodos principales</text:p>
      <text:p text:style-name="P11">agregarTextosAdicionales: agrega un texto a lista de textos adicionales</text:p>
      <text:p text:style-name="P11">Constantes: contiene las constante utilizadas</text:p>
      <text:p text:style-name="P13"><text:span text:style-name="T23">DocTemplate: </text:span><text:span text:style-name="T22">Clase</text:span><text:span text:style-name="T22"> </text:span><text:span text:style-name="T22">que</text:span><text:span text:style-name="T22"> </text:span><text:span text:style-name="T22">representa</text:span><text:span text:style-name="T22"> </text:span><text:span text:style-name="T22">un</text:span><text:span text:style-name="T22"> </text:span><text:span text:style-name="T22">documento</text:span><text:span text:style-name="T22"> </text:span><text:span text:style-name="T22">con</text:span><text:span text:style-name="T22"> </text:span><text:span text:style-name="T22">diferentes</text:span><text:span text:style-name="T22"> </text:span><text:span text:style-name="T22">versiones</text:span><text:span text:style-name="T22"> </text:span><text:span text:style-name="T22">de</text:span><text:span text:style-name="T22"> Templates.</text:span><text:span text:style-name="T22"> </text:span><text:span text:style-name="T22">Si</text:span><text:span text:style-name="T22"> </text:span><text:span text:style-name="T22">se</text:span><text:span text:style-name="T22"> </text:span><text:span text:style-name="T22">abre</text:span><text:span text:style-name="T22"> </text:span><text:span text:style-name="T22">en</text:span><text:span text:style-name="T22"> solo </text:span><text:span text:style-name="T22">lectura</text:span><text:span text:style-name="T22"> </text:span><text:span text:style-name="T22">los</text:span><text:span text:style-name="T22"> </text:span><text:span text:style-name="T22">cambios</text:span><text:span text:style-name="T22"> no </text:span><text:span text:style-name="T22">se</text:span><text:span text:style-name="T22"> </text:span><text:span text:style-name="T22">guarda</text:span><text:span text:style-name="T22"> </text:span><text:span text:style-name="T22">al</text:span><text:span text:style-name="T22"> </text:span><text:span text:style-name="T22">cerrarse</text:span><text:span text:style-name="T22">.</text:span><text:span text:style-name="T22"> </text:span><text:span text:style-name="T22">Permite</text:span><text:span text:style-name="T22"> </text:span><text:span text:style-name="T22">acceder</text:span><text:span text:style-name="T22"> a </text:span><text:span text:style-name="T22">las</text:span><text:span text:style-name="T22"> </text:span><text:span text:style-name="T22">versiones</text:span><text:span text:style-name="T22"> </text:span><text:span text:style-name="T22">en</text:span><text:span text:style-name="T22"> </text:span><text:span text:style-name="T22">forma</text:span><text:span text:style-name="T22"> </text:span><text:span text:style-name="T22">secuencial</text:span><text:span text:style-name="T22"> o </text:span><text:span text:style-name="T22">por</text:span><text:span text:style-name="T22"> </text:span><text:span text:style-name="T22">fecha</text:span><text:span text:style-name="T22">.</text:span></text:p>
      <text:p text:style-name="P11">Contiene la clase XmlNodo para manejar la persistencia</text:p>
      <text:p text:style-name="P11">isOpen: devuelve <text:s/>true si se logro abrir y cargar el documento</text:p>
      <text:p text:style-name="P1">saveAs: guarda el DocTemplate si es que se no se abrio en modo soloLectura.</text:p>
      <text:p text:style-name="P2"/>
      <text:p text:style-name="P2"><text:soft-page-break/>getVersion( Fecha&amp;f ): Devuelve un template en el cual la fecha pasada por parámetro pertenezca al período de válidez. Si hay varios devuelve el primero. Si no existe un template que cumpla con el requisito devuelve NULL.</text:p>
      <text:p text:style-name="P2"/>
      <text:p text:style-name="P2">GetVersion( unsigned int num = 0): Devuelve el primer Template de la lista. Si no existe ninguna versión devuelve NULL</text:p>
      <text:p text:style-name="P2"><text:s/></text:p>
      <text:p text:style-name="P2"/>
      <text:p text:style-name="P2">ElementoDeCalculo: clase abstracta de la cual heredan operador, operandoConstante y operandoVariable.</text:p>
      <text:p text:style-name="P2"/>
      <text:p text:style-name="P2">Fecha: clase para manejar las fechas de las versiones de los documentos</text:p>
      <text:p text:style-name="P2"/>
      <text:p text:style-name="P2">metodos principales</text:p>
      <text:p text:style-name="P2"/>
      <text:p text:style-name="P2">pertenece: recibe dos fechas fechas ( inicial y final ) y revisa si esta contenida la version en ese periodo, y en ese caso devuelve true.</text:p>
      <text:p text:style-name="P2"/>
      <text:p text:style-name="P2">GeneradorPostScript: clase encargada de realizar la creacion de archivos postscript. Se pueden crear todos las versiones a imprimir en distintos archivos o en un unico archivo.</text:p>
      <text:p text:style-name="P2"/>
      <text:p text:style-name="P2">Metodos principales</text:p>
      <text:p text:style-name="P2"/>
      <text:p text:style-name="P2">procesar: recibe un bool que dice si se crea un unico archivo o no y se procede a la generacion de archivos. En caso de que el xml no tenga información y no se creen los archivos postscript se devuelve false.</text:p>
      <text:p text:style-name="P2"/>
      <text:p text:style-name="P2">Hoja: clase que hereda de objetoGraficoRectangular, contiene los atributos necesarios para imprimirse en postscript. Representa la hoja o pagina donde se dibujara la factura. Contiene una lista donde se guardan todos los objetos que contiene.</text:p>
      <text:p text:style-name="P2"/>
      <text:p text:style-name="P12">Contiene la clase XmlNodo para manejar la persistencia</text:p>
      <text:p text:style-name="P2"/>
      <text:p text:style-name="P2">Metodos principales</text:p>
      <text:p text:style-name="P13"/>
      <text:p text:style-name="P13">agregarObjeto: permite agregar cualquier tipo de objeto grafico a la lista.</text:p>
      <text:p text:style-name="P13"/>
      <text:p text:style-name="P13">Linea: clase que hereda de objetoGrafico, contiene los atributos necesarios para imprimirse en postscript. Permite dibujar una linea horizontal, vertical u oblicua.</text:p>
      <text:p text:style-name="P13"/>
      <text:p text:style-name="P12">Contiene la clase XmlNodo para manejar la persistencia.</text:p>
      <text:p text:style-name="P12"/>
      <text:p text:style-name="P12">Metodos principales: getteres y setters de sus atributos.</text:p>
      <text:p text:style-name="P13"/>
      <text:p text:style-name="P13">ObjetoGrafico: clase de la que heredan todos los objetos soportados. Contiene los atributos minimos para poder dibujarse en postscript..</text:p>
      <text:p text:style-name="P12">Contiene la clase XmlNodo para manejar la persistencia.</text:p>
      <text:p text:style-name="P13">metodos principales: getters y setters de sus atributos.</text:p>
      <text:p text:style-name="P13">ObjetoGraficoRectangular: clase que hereda de objetoGrafico. Posee los atributos para dibujarse.</text:p>
      <text:p text:style-name="P12">Contiene la clase XmlNodo para manejar la persistencia.</text:p>
      <text:p text:style-name="P13">metodos principales: getters y setters de sus atributos.</text:p>
      <text:p text:style-name="P13"/>
      <text:p text:style-name="P13">ObjetoLista: clase que hereda de texto y permite dibujar una lista que puede contener distintos tipos de textos, texto fijo, variable o calculo. La lista se compone de columnas.</text:p>
      <text:p text:style-name="P12">Contiene la clase XmlNodo para manejar la persistencia.</text:p>
      <text:p text:style-name="P13">Metodos principales:</text:p>
      <text:p text:style-name="P13">Operador: clase que hereda de ElementoDeCalculo y se encarga de crear el operador para <text:soft-page-break/>realizar el calculo en postscript.</text:p>
      <text:p text:style-name="P12">Contiene la clase XmlNodo para manejar la persistencia.</text:p>
      <text:p text:style-name="P13">Metodos principales: </text:p>
      <text:p text:style-name="P13"/>
      <text:p text:style-name="P13">OperandoConstante</text:p>
      <text:p text:style-name="P13"/>
      <text:p text:style-name="P13">OperandoVariable</text:p>
      <text:p text:style-name="P13"/>
      <text:p text:style-name="P13">ParseadorDeArgumentos: clase encargada de revisar y obtener los argumentos desde linea de comandos.</text:p>
      <text:p text:style-name="P13">PostScript: clase que contiene todos los metodos para dibujar en lenguaje postscript</text:p>
      <text:p text:style-name="P13">Template: <text:span text:style-name="T22">Clase</text:span><text:span text:style-name="T22"> </text:span><text:span text:style-name="T22">que</text:span><text:span text:style-name="T22"> </text:span><text:span text:style-name="T22">representa</text:span><text:span text:style-name="T22"> </text:span><text:span text:style-name="T22">un</text:span><text:span text:style-name="T22"> </text:span><text:span text:style-name="T22">único</text:span><text:span text:style-name="T22"> template. </text:span><text:span text:style-name="T22">Posee</text:span><text:span text:style-name="T22"> </text:span><text:span text:style-name="T22">una</text:span><text:span text:style-name="T22"> </text:span><text:span text:style-name="T22">fecha</text:span><text:span text:style-name="T22"> </text:span><text:span text:style-name="T22">de</text:span><text:span text:style-name="T22"> </text:span><text:span text:style-name="T22">validez</text:span><text:span text:style-name="T22"> y </text:span><text:span text:style-name="T22">un</text:span><text:span text:style-name="T22"> objetoGrafico </text:span><text:span text:style-name="T22">que</text:span><text:span text:style-name="T22"> </text:span><text:span text:style-name="T22">es</text:span><text:span text:style-name="T22"> </text:span><text:span text:style-name="T22">la hoja</text:span><text:span text:style-name="T22"> principal.</text:span></text:p>
      <text:p text:style-name="P4"/>
      <text:p text:style-name="P4">Texto: clase que hereda de objetoGraficoRectangular</text:p>
      <text:p text:style-name="P4"/>
      <text:p text:style-name="P4">TextoFijo</text:p>
      <text:p text:style-name="P4"/>
      <text:p text:style-name="P4">TextoVariable</text:p>
      <text:p text:style-name="P4"/>
      <text:p text:style-name="P4">Visitor</text:p>
      <text:p text:style-name="P4"/>
      <text:p text:style-name="P4">VisitorPostScript</text:p>
      <text:p text:style-name="P13"/>
      <text:p text:style-name="P13">Xml</text:p>
      <text:p text:style-name="P13"/>
      <text:p text:style-name="P13">XmlNodeSet</text:p>
      <text:p text:style-name="P13">XmlNodo</text:p>
      <text:p text:style-name="P13"/>
      <text:p text:style-name="P13"/>
      <text:h text:style-name="P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ext" style:family="paragraph" style:parent-style-name="Standard" style:class="extra">
      <style:paragraph-properties fo:margin-left="0cm" fo:margin-right="0cm" fo:margin-top="0cm" fo:margin-bottom="0.3cm" fo:text-align="justify" style:justify-single-word="false" fo:text-indent="1.275cm" style:auto-text-indent="false"/>
      <style:text-properties fo:font-size="14pt" style:font-size-asian="12.25pt" style:font-size-complex="14pt"/>
    </style:style>
    <style:style style:name="Subtitulo-1" style:family="paragraph" style:parent-style-name="Standard" style:class="text" style:master-page-name="">
      <style:paragraph-properties fo:margin-top="0.7cm" fo:margin-bottom="0.499cm" fo:text-align="justify" style:justify-single-word="false" style:page-number="auto"/>
      <style:text-properties fo:font-size="16pt" fo:font-weight="bold" style:font-size-asian="16pt" style:font-size-complex="16pt"/>
    </style:style>
    <style:style style:name="Subtitulo-2" style:family="paragraph" style:parent-style-name="Standard" style:class="text">
      <style:paragraph-properties fo:margin-top="0.499cm" fo:margin-bottom="0.3cm" fo:text-align="justify" style:justify-single-word="false"/>
      <style:text-properties fo:font-size="14pt" style:text-underline-style="none" fo:font-weight="bold" style:font-size-asian="14pt" style:font-weight-asian="bold" style:font-size-complex="14pt" style:font-weight-complex="bold"/>
    </style:style>
    <style:style style:name="Subtitulo-3" style:family="paragraph" style:parent-style-name="Standard" style:class="text">
      <style:paragraph-properties fo:margin-top="0.6cm" fo:margin-bottom="0.199cm" fo:text-align="justify" style:justify-single-word="false"/>
      <style:text-properties fo:font-size="13pt" style:text-underline-style="none" fo:font-weight="bold" style:font-size-asian="10.5pt" style:font-weight-asian="bold" style:font-size-complex="12pt" style:font-weight-complex="bold"/>
    </style:style>
    <style:style style:name="Subtitulo-4" style:family="paragraph" style:parent-style-name="Standard" style:class="text">
      <style:paragraph-properties fo:margin-top="0.4cm" fo:margin-bottom="0.199cm" fo:text-align="justify" style:justify-single-word="false"/>
      <style:text-properties fo:font-size="13pt" fo:font-style="italic" style:text-underline-style="none" fo:font-weight="normal" style:font-size-asian="10.5pt" style:font-style-asian="italic" style:font-weight-asian="bold" style:font-size-complex="12pt" style:font-style-complex="italic" style:font-weight-complex="bold"/>
    </style:style>
    <style:style style:name="Texto-chico" style:family="paragraph" style:parent-style-name="Standard" style:class="text">
      <style:paragraph-properties fo:margin-left="0cm" fo:margin-right="0cm" fo:margin-top="0cm" fo:margin-bottom="0.199cm" fo:text-align="justify" style:justify-single-word="false" fo:text-indent="1.275cm" style:auto-text-indent="false"/>
    </style:style>
    <style:style style:name="Metodos" style:family="paragraph" style:parent-style-name="Texto-chico" style:class="text">
      <style:paragraph-properties fo:margin-left="2.574cm" fo:margin-right="0cm" fo:text-indent="-1.226cm" style:auto-text-indent="false">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0-11-29T18:19:03</meta:creation-date>
    <dc:date>2010-11-30T01:41:16</dc:date>
    <dc:creator>Pablo </dc:creator>
    <meta:editing-duration>PT03H41M17S</meta:editing-duration>
    <meta:editing-cycles>6</meta:editing-cycles>
    <meta:generator>OpenOffice.org/3.2$Unix OpenOffice.org_project/320m12$Build-9483</meta:generator>
    <meta:document-statistic meta:table-count="0" meta:image-count="0" meta:object-count="0" meta:page-count="5" meta:paragraph-count="97" meta:word-count="1113" meta:character-count="7144"/>
  </office:meta>
</office:document-meta>
</file>